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Liberation Sans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hi" style:country-asian="IN" style:language-complex="none" style:country-complex="none" style:font-name-asian="Free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Acte</text:p>
          </table:table-cell>
          <table:table-cell office:value-type="string" calcext:value-type="string">
            <text:p>Scène</text:p>
          </table:table-cell>
          <table:table-cell office:value-type="string" calcext:value-type="string">
            <text:p>Qui ?</text:p>
          </table:table-cell>
          <table:table-cell office:value-type="string" calcext:value-type="string">
            <text:p>Montage fait ?</text:p>
          </table:table-cell>
          <table:table-cell office:value-type="string" calcext:value-type="string">
            <text:p>Validation def ?</text:p>
          </table:table-cell>
          <table:table-cell office:value-type="string" calcext:value-type="string">
            <text:p>Nom fichier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ot publicitaire pour le spray blanchisseur de Baron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ingle d’attente Jack Caesar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attend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reille présentation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es de Jack Caesar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3</text:p>
          </table:table-cell>
          <table:table-cell office:value-type="string" calcext:value-type="string">
            <text:p>reste jingle JC à termin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ite discours Mireil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1-4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JC blanchit les Barons. Mireille intervient. Elle envoie le début de l’histoire, jusqu’à ce que Dagz ait présenté le spectacl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5</text:p>
          </table:table-cell>
          <table:table-cell office:value-type="string" calcext:value-type="string">
            <text:p>Ya-t-il besoin d’envoyer le titre du film ? (Orage ô Tournage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din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1-6</text:p>
          </table:table-cell>
          <table:table-cell office:value-type="string" calcext:value-type="string">
            <text:p>Manque rush entrée dans le théâ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ah Voyant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7</text:p>
          </table:table-cell>
          <table:table-cell office:value-type="string" calcext:value-type="string">
            <text:p>Manque rush entrée voyan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1-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kir</text:p>
          </table:table-cell>
          <table:table-cell table:number-columns-repeated="3"/>
          <table:table-cell office:value-type="string" calcext:value-type="string">
            <text:p>Ch1-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« ces deux là ont l’air bien sympathiques... »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ours Mireille interrompu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2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ère scène tour JC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2-3</text:p>
          </table:table-cell>
          <table:table-cell office:value-type="string" calcext:value-type="string">
            <text:p>le tableau des échecs d’EM est absent. A mon avis, ça représente beaucoup trop de travail 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tour à Mireille, dont nouvelle interruption jingle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2-4</text:p>
          </table:table-cell>
          <table:table-cell office:value-type="string" calcext:value-type="string">
            <text:p>le jingle intempestif est intégré au monta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tacle des Vanupiés</text:p>
          </table:table-cell>
          <table:table-cell office:value-type="string" calcext:value-type="string">
            <text:p>Nico/Orl</text:p>
          </table:table-cell>
          <table:table-cell table:number-columns-repeated="2"/>
          <table:table-cell office:value-type="string" calcext:value-type="string">
            <text:p>Ch2-5</text:p>
          </table:table-cell>
          <table:table-cell office:value-type="string" calcext:value-type="string">
            <text:p>manque crieur, fakir loge &amp; spectacle, EM contrat Dédé. Réfléchir au découpage des fichiers..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tour d’EM chez JC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prise narration Mireille</text:p>
          </table:table-cell>
          <table:table-cell table:number-columns-repeated="3"/>
          <table:table-cell office:value-type="string" calcext:value-type="string">
            <text:p>Ch3-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rutement bistrot clandestin</text:p>
          </table:table-cell>
          <table:table-cell table:number-columns-repeated="3"/>
          <table:table-cell office:value-type="string" calcext:value-type="string">
            <text:p>Ch3-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ladin trouve les Vanupiés tristes, il veut leur jouer du violon</text:p>
          </table:table-cell>
          <table:table-cell table:number-columns-repeated="3"/>
          <table:table-cell office:value-type="string" calcext:value-type="string">
            <text:p>Ch3-4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« et pourquoi pas des crêpes ? » –&gt; violon /poêle –&gt; fondu au noir</text:p>
          </table:table-cell>
          <table:table-cell table:number-columns-repeated="3"/>
          <table:table-cell office:value-type="string" calcext:value-type="string">
            <text:p>Ch3-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Jean Eudes, on enchaîne, là !</text:p>
          </table:table-cell>
          <table:table-cell table:number-columns-repeated="3"/>
          <table:table-cell office:value-type="string" calcext:value-type="string">
            <text:p>Ch3-6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gz demande aux BF d’aller coller des affiches. S&amp;R essaient le fakirt la voyante. BF collent affiches. Dagz essaie cerceau</text:p>
          </table:table-cell>
          <table:table-cell table:number-columns-repeated="3"/>
          <table:table-cell office:value-type="string" calcext:value-type="string">
            <text:p>Ch3-7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spatule passe dans le cerceau, brûle le paillasson, le fakir s’assoit dessus</text:p>
          </table:table-cell>
          <table:table-cell table:number-columns-repeated="3"/>
          <table:table-cell office:value-type="string" calcext:value-type="string">
            <text:p>Ch3-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et voyante. Les BF collent des affiches</text:p>
          </table:table-cell>
          <table:table-cell office:value-type="string" calcext:value-type="string">
            <text:p>Orl</text:p>
          </table:table-cell>
          <table:table-cell table:number-columns-repeated="2"/>
          <table:table-cell office:value-type="string" calcext:value-type="string">
            <text:p>Ch3-9</text:p>
          </table:table-cell>
          <table:table-cell office:value-type="string" calcext:value-type="string">
            <text:p>reste intégration des BF affich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&amp;R approchent la voyante</text:p>
          </table:table-cell>
          <table:table-cell table:number-columns-repeated="3"/>
          <table:table-cell office:value-type="string" calcext:value-type="string">
            <text:p>Ch3-10</text:p>
          </table:table-cell>
          <table:table-cell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oêle les assomme, ils sont éjectés. Ils reviennent faire leur rapport à EM</text:p>
          </table:table-cell>
          <table:table-cell table:number-columns-repeated="3"/>
          <table:table-cell office:value-type="string" calcext:value-type="string">
            <text:p>Ch3-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Mireill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 a une vision en bas de la tour de JC. Il recrute Ninon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reille raconte, annonce le titr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Yula 1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Dalida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Dalida Saladin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2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Gros plan sur Yula dans sa cabine chuchote fort: « ouverture rideaux »</text:span>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Voyant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oyante bowling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3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<text:span text:style-name="T1">Gros plan sur Yula dans sa cabine s’agace et chuchote en criant: « ouverture rideaux ». Le zombie perd une oreille</text:span>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Fakir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épète Fakir Doah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re sous-acte Yula 4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ombie perd son nez –&gt; fin de la scèn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« Pathétique, n’est-ce pas ? »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11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ccueil spectacle –&gt; fin du spectacl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ubelle, 4 barons, Adeline</text:p>
          </table:table-cell>
          <table:table-cell office:value-type="string" calcext:value-type="string">
            <text:p>Nico</text:p>
          </table:table-cell>
          <table:table-cell table:number-columns-repeated="2"/>
          <table:table-cell office:value-type="string" calcext:value-type="string">
            <text:p>Ch4-13</text:p>
          </table:table-cell>
          <table:table-cell office:value-type="string" calcext:value-type="string">
            <text:p>vérifier les besoins en découpages (résidence?)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commence à parler, est interrompue par l’explosion</text:p>
          </table:table-cell>
          <table:table-cell table:number-columns-repeated="3"/>
          <table:table-cell office:value-type="string" calcext:value-type="string">
            <text:p>Ch5-1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ireille découvre les BF au plateau, envoie le tracto-botte. Ca trace jusqu’à la voyante</text:p>
          </table:table-cell>
          <table:table-cell table:number-columns-repeated="3"/>
          <table:table-cell office:value-type="string" calcext:value-type="string">
            <text:p>Ch5-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a voyante se mange des objets dans la gueul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rash du tracto-botte</text:p>
          </table:table-cell>
          <table:table-cell table:number-columns-repeated="3"/>
          <table:table-cell office:value-type="string" calcext:value-type="string">
            <text:p>Ch5- ?</text:p>
          </table:table-cell>
          <table:table-cell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11:47:59.308538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08:40:23.514443196</meta:creation-date>
    <dc:date>2022-09-07T11:57:46.006311229</dc:date>
    <meta:editing-duration>PT1H33M32S</meta:editing-duration>
    <meta:editing-cycles>8</meta:editing-cycles>
    <meta:generator>LibreOffice/7.0.4.2$Linux_X86_64 LibreOffice_project/00$Build-2</meta:generator>
    <meta:document-statistic meta:table-count="1" meta:cell-count="258" meta:object-count="0"/>
  </office:meta>
</office:document-meta>
</file>